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ble des Matières ▼ SuperColliderBrowseSearchIndexes<text:line-break/>SuperColliderBrowseSearchIndexes ▼<text:line-break/>Tutoriels / Mise en route | Tutoriels &gt; Mise en route<text:line-break/>16. Séquencement avec des motifs<text:line-break/>Démarrer avec SuperCollider<text:line-break/>Voir aussi : 00. Premiers pas avec SC<text:line-break/>La section précédente a montré comment utiliser des routines de données pour générer des séquences de paramètres de synthèse. Cependant, écrire une routine avec des rendements explicites n'est pas une syntaxe très pratique. Puisqu'il s'agit d'une partie essentielle de la création de musique assistée par ordinateur, nous avons vraiment besoin d'un moyen plus facile.<text:line-break/><text:line-break/>Les motifs simplifient grandement l'utilisation des flux de données. Un motif est essentiellement une usine pour un flux de données. Les objets du motif comprennent les données que vous souhaitez voir sortir du flux, et le type de motif détermine la manière dont les données seront diffusées.<text:line-break/><text:line-break/>Par exemple, nous avons utilisé cette routine pour produire des numéros de notes MIDI afin de jouer quelques phrases de "Over the Rainbow".<text:line-break/>(<text:line-break/>r = Routine({<text:line-break/> <text:s text:c="3"/>[60, 72, 71, 67, 69, 71, 72, 60, 69, 67].do({ |midi| midi.yield }) ;<text:line-break/>}) ;<text:line-break/>)<text:line-break/><text:line-break/>while { (m = r.next).notNil } { m.postln } ;<text:line-break/>Avec les motifs, nous pouvons exprimer l'idée qu'un flux renvoie les mêmes valeurs, mais de manière plus claire et plus concise. Comme il n'est pas nécessaire d'écrire explicitement le rendement, rien dans le motif ne détourne l'attention des données (qui sont la véritable préoccupation en matière de composition).<text:line-break/><text:line-break/>Pseq (Pattern-sequence) signifie simplement recracher les valeurs du tableau une par une, dans l'ordre, autant de fois que le second argument (ici, une seule fois).<text:line-break/>p = Pseq([60, 72, 71, 67, 69, 71, 72, 60, 69, 67], 1) ;<text:line-break/>r = p.asStream ;<text:line-break/>while { (m = r.next).notNil } { m.postln } ;<text:line-break/>Notez que le Pseq n'est pas streamable en lui-même, mais qu'il crée un stream (Routine) lorsque vous appelez asStream sur lui. Cette routine peut alors être utilisée exactement comme n'importe quelle autre routine - la boucle while utilisée pour lire les valeurs du flux est exactement la même pour les deux, même si elles sont écrites différemment.<text:line-break/><text:line-break/>Ainsi, l'exemple "Over the Rainbow" pourrait être réécrit, avec moins d'encombrement :<text:line-break/>(<text:line-break/>var midi, dur ;<text:line-break/>midi = Pseq([60, 72, 71, 67, 69, 71, 72, 60, 69, 67], 1).asStream ;<text:line-break/>dur = Pseq([2, 2, 1, 0.5, 0.5, 1, 1, 2, 2, 3], 1).asStream ;<text:line-break/><text:line-break/>SynthDef(\smooth, { |out, freq = 440, sustain = 1, amp = 0.5|<text:line-break/> <text:s text:c="3"/>var sig ;<text:line-break/> <text:s text:c="3"/>sig = SinOsc.ar(freq, 0, amp) * EnvGen.kr(Env.linen(0.05, sustain, 0.1), doneAction : Done.freeSelf) ;<text:line-break/> <text:s text:c="3"/>Out.ar(out, sig ! 2)<text:line-break/>}).add ;<text:line-break/><text:soft-page-break/><text:line-break/>r = Task({<text:line-break/> <text:s text:c="3"/>var delta ;<text:line-break/> <text:s text:c="3"/>while {<text:line-break/> <text:s text:c="7"/>delta = dur.next ;<text:line-break/> <text:s text:c="7"/>delta.notNil<text:line-break/> <text:s text:c="3"/>} {<text:line-break/> <text:s text:c="7"/>Synth(\smooth, [freq : midi.next.midicps, sustain : delta]) ;<text:line-break/> <text:s text:c="7"/>delta.yield ;<text:line-break/> <text:s text:c="3"/>}<text:line-break/>}).play(quant : TempoClock.default.beats + 1.0) ;<text:line-break/>)<text:line-break/>Que peuvent faire d'autre les motifs ?<text:line-break/>La bibliothèque de patterns de SuperCollider est vaste (plus de 120 classes, sans compter les bibliothèques d'extension), ce qui dépasse évidemment le cadre d'un tutoriel pour la couvrir en profondeur. Mais vous reviendrez sans cesse sur certains motifs.<text:line-break/><text:line-break/>De nombreux motifs prennent des listes de valeurs et les renvoient dans un certain ordre.<text:line-break/><text:line-break/>Pseq(liste, répétitions, décalage)<text:line-break/>renvoie les valeurs de la liste dans l'ordre<text:line-break/>Pshuf(liste, répétitions)<text:line-break/>brouille la liste dans un ordre aléatoire<text:line-break/>Prand(liste, répétitions)<text:line-break/>choisir au hasard parmi les valeurs de la liste<text:line-break/>Pxrand(liste, répétitions)<text:line-break/>choisit au hasard, mais ne renvoie jamais le même élément de la liste deux fois de suite<text:line-break/>Pwrand(liste, poids, répétitions)<text:line-break/>comme Prand, mais choisit les valeurs en fonction d'une liste de probabilités/poids<text:line-break/>D'autres modèles génèrent des valeurs en fonction de divers paramètres. En plus de ces modèles de base, il existe toute une série de générateurs de nombres aléatoires qui produisent des distributions spécifiques, ainsi que des fonctions chaotiques.<text:line-break/><text:line-break/>Pseries(start, step, length)<text:line-break/>série arithmétique, par exemple 1, 2, 3, 4, 5<text:line-break/>Pgeom(start, grow, length)<text:line-break/>série géométrique, par exemple 1, 2, 4, 8, 16<text:line-break/>Pwhite(lo, hi, longueur)<text:line-break/>générateur de nombres aléatoires, utilise rrand(lo, hi) -- distribution égale<text:line-break/>Pexprand(lo, hi, longueur)<text:line-break/>générateur de nombres aléatoires, utilise exprand(lo, hi) -- distribution exponentielle<text:line-break/>D'autres motifs modifient la sortie des motifs de valeur. Ils sont appelés FilterPatterns (motifs de filtrage).<text:line-break/><text:line-break/>Pn(motif, répétitions)<text:line-break/>répète le motif autant de fois que le nombre de répétitions l'indique<text:line-break/>Pdup(n, motif)<text:line-break/>répète n fois les valeurs individuelles d'un motif. n peut être un motif numérique lui-même.<text:line-break/>Vous pouvez utiliser des motifs à l'intérieur d'autres motifs. Ici, nous générons des nombres aléatoires sur une plage qui augmente progressivement. La limite supérieure du générateur de nombres aléatoires est un flux qui commence à 0,01, puis passe à 0,02, 0,03 et ainsi de suite, comme le montre clairement le graphique.<text:line-break/><text:soft-page-break/>p = Pwhite(0.0, Pseries(0.01, 0.01, inf), 100).asStream ;<text:line-break/> <text:s text:c="3"/>// toutes les extractions du flux jusqu'à ce qu'il renvoie nil<text:line-break/> <text:s text:c="3"/>// il est évident que vous ne voulez pas faire cela pour un flux de longueur 'inf' !<text:line-break/>p.all.plot ;<text:line-break/>Ou, pour un autre exemple, si vous voulez ordonner un ensemble de nombres de manière aléatoire de sorte que tous les nombres sortent avant qu'un nouvel ordre ne soit choisi, utilisez Pn pour répéter un Pshuf.<text:line-break/>p = Pn(Pshuf([1, 2, 3, 4, 5], 1), inf).asStream ;<text:line-break/>p.nextN(15) ; // obtient 15 valeurs du flux du motif<text:line-break/>Ce n'est qu'un avant-goût, destiné à illustrer le type de flexibilité que vous pouvez obtenir avec les motifs. Comme pour toute structure riche et adaptable, le mieux est de commencer par des cas simples et d'aller progressivement vers des configurations plus compliquées.<text:line-break/><text:line-break/>Jouer des notes avec un motif : Pbind<text:line-break/>Non seulement les motifs peuvent produire des données pour les notes, mais ils peuvent également jouer les notes elles-mêmes. Encore une fois, "Over the Rainbow".<text:line-break/>(<text:line-break/>SynthDef(\smooth, { |out, freq = 440, sustain = 1, amp = 0.5|<text:line-break/> <text:s text:c="3"/>var sig ;<text:line-break/> <text:s text:c="3"/>sig = SinOsc.ar(freq, 0, amp) * EnvGen.kr(Env.linen(0.05, sustain, 0.1), doneAction : Done.freeSelf) ;<text:line-break/> <text:s text:c="3"/>Out.ar(out, sig ! 2)<text:line-break/>}).add ;<text:line-break/>)<text:line-break/><text:line-break/>(<text:line-break/>p = Pbind(<text:line-break/> <text:s text:c="7"/>// le nom du SynthDef à utiliser pour chaque note<text:line-break/> <text:s text:c="3"/>\instrument, \smooth,<text:line-break/> <text:s text:c="7"/>// numéros de notes MIDI -- convertis automatiquement en Hz<text:line-break/> <text:s text:c="3"/>\midinote, Pseq([60, 72, 71, 67, 69, 71, 72, 60, 69, 67], 1),<text:line-break/> <text:s text:c="7"/>// valeurs rythmiques<text:line-break/> <text:s text:c="3"/>\dur, Pseq([2, 2, 1, 0.5, 0.5, 1, 1, 2, 2, 3], 1)<text:line-break/>).play ;<text:line-break/>)<text:line-break/>La première chose à remarquer est la brièveté, la concision et la propreté de la syntaxe. Rien n'est en trop ; elle concentre toute votre attention sur ce qui est censé être joué et minimise les distractions liées à la logique du programme.<text:line-break/><text:line-break/>La documentation de Streams explique comment tout cela fonctionne en détail. La vue d'ensemble de haut niveau est la suivante :<text:line-break/><text:line-break/>- Le modèle Pbind génère des objets Event, qui contiennent des noms et des valeurs décrivant comment la note est censée sonner.<text:line-break/><text:line-break/>- Pour ce faire, il lit les paires "name, pattern", récupère les valeurs de chaque flux de motifs à tour de rôle et les ajoute à l'événement résultant.<text:line-break/><text:line-break/>- L'événement est ensuite joué. Il interprète les valeurs conformément à un ensemble de valeurs par défaut et de règles encodées dans le prototype de l'événement et exécute une action en réponse. L'action par défaut consiste à jouer un nouveau synthétiseur sur le serveur. Vous pouvez choisir parmi plusieurs autres actions définies dans le prototype d'événement par défaut, qui sont <text:soft-page-break/>documentées dans les fichiers d'aide de la série Streams.<text:line-break/><text:line-break/>- Pour jouer le synthé, l'événement doit savoir quelles valeurs transmettre comme arguments au serveur. SuperCollider peut stocker des informations sur un synthdef dans une bibliothèque de descriptions de synthdef à l'aide de la méthode add.<text:line-break/><text:line-break/>- La valeur delta de l'événement indique à SuperCollider combien de temps il doit attendre avant de jouer l'événement suivant.<text:line-break/><text:line-break/>Un didacticiel d'introduction ne peut pas couvrir toutes les possibilités. Il est important d'apprendre un ensemble de classes de motifs de base ; la série de fichiers d'aide Practical Guide to Patterns constitue une introduction plus complète. Les manipulations de motifs et les moyens de combiner ou d'imbriquer des motifs ouvrent le champ à presque tous les besoins de composition.<text:line-break/><text:line-break/>Par exemple, nous pouvons générer une ligne de basse rythmique (mais pas nécessairement métrique) en choisissant au hasard parmi un ensemble de séquences Pbind. (Certaines de ces séquences utiliseront Pmono, qui est une variante de Pbind conçue pour jouer des lignes de synthé monophoniques). Bien qu'il s'agisse d'un bloc de code plus important, sa structure est assez simple et il rassemble plusieurs concepts introduits dans les tutoriels de séquençage. Notez que l'argument quant to play est utilisé pour maintenir deux séquences distinctes ensemble sur le rythme.<text:line-break/><text:line-break/>Ne vous laissez pas intimider par le motif de la ligne de basse. A un niveau plus élevé, il se réduit à Pxrand([a, b, c, d], inf), qui choisit simplement des éléments de manière aléatoire sans répéter aucun d'entre eux deux fois de suite. Il se peut que chaque élément soit un modèle d'événement qui joue une série de notes, mais cela n'a pas d'importance pour Pxrand. Il choisit simplement un élément, le joue jusqu'à la fin, puis choisit le suivant, et ainsi de suite. Vu sous cet angle, le motif est une expression élégante de l'idée de sélection de phrases. La représentation du code est facile à relier à une conception musicale.<text:line-break/>(<text:line-break/>SynthDef(\bass, { |out, freq = 440, gate = 1, amp = 0.5, slideTime = 0.17, ffreq = 1100, width = 0.15,<text:line-break/> <text:s text:c="7"/>detune = 1.005, preamp = 4|<text:line-break/> <text:s text:c="3"/>var sig, env ;<text:line-break/> <text:s text:c="3"/>env = Env.adsr(0.01, 0.3, 0.4, 0.1) ;<text:line-break/> <text:s text:c="3"/>freq = Lag.kr(freq, slideTime) ;<text:line-break/> <text:s text:c="3"/>sig = Mix(VarSaw.ar([freq, freq * detune], 0, width, preamp)).distort * amp<text:line-break/> <text:s text:c="7"/>* EnvGen.kr(env, gate, doneAction : Done.freeSelf) ;<text:line-break/> <text:s text:c="3"/>sig = LPF.ar(sig, ffreq) ;<text:line-break/> <text:s text:c="3"/>Out.ar(out, sig ! 2)<text:line-break/>}).add ;<text:line-break/><text:line-break/>TempoClock.default.tempo = 132/60 ;<text:line-break/><text:line-break/>p = Pxrand([<text:line-break/> <text:s text:c="3"/>Pbind(<text:line-break/> <text:s text:c="7"/>\Ninstrument, \Nbasse,<text:line-break/> <text:s text:c="7"/>\Nmidinote, 36,<text:line-break/> <text:s text:c="7"/>\dur, Pseq([0.75, 0.25, 0.25, 0.25, 0.5], 1),<text:line-break/> <text:s text:c="7"/>\legato, Pseq([0.9, 0.3, 0.3, 0.3, 0.3], 1),<text:line-break/> <text:s text:c="7"/>\Namp, 0.5, \Ndetune, 1.005<text:line-break/> <text:s text:c="3"/>),<text:line-break/> <text:s text:c="3"/>Pmono(\bass,<text:line-break/><text:soft-page-break/> <text:s text:c="7"/>\Nmidinote, Pseq([36, 48, 36], 1),<text:line-break/> <text:s text:c="7"/>\dur, Pseq([0.25, 0.25, 0.5], 1),<text:line-break/> <text:s text:c="7"/>\amp, 0.5, \detune, 1.005<text:line-break/> <text:s text:c="3"/>),<text:line-break/> <text:s text:c="3"/>Pmono(\bass,<text:line-break/> <text:s text:c="7"/>\Nmidinote, Pseq([36, 42, 41, 33], 1),<text:line-break/> <text:s text:c="7"/>\dur, Pseq([0.25, 0.25, 0.25, 0.75], 1),<text:line-break/> <text:s text:c="7"/>\Namp, 0.5, \Ndetune, 1.005<text:line-break/> <text:s text:c="3"/>),<text:line-break/> <text:s text:c="3"/>Pmono(\bass,<text:line-break/> <text:s text:c="7"/>\Nmidinote, Pseq([36, 39, 36, 42], 1),<text:line-break/> <text:s text:c="7"/>\dur, Pseq([0.25, 0.5, 0.25, 0.5], 1),<text:line-break/> <text:s text:c="7"/>\Namp, 0.5, \Ndetune, 1.005<text:line-break/> <text:s text:c="3"/>)<text:line-break/>], inf).play(quant : 1) ;<text:line-break/>)<text:line-break/><text:line-break/>// totalement ringard, mais qui pourrait y résister ?<text:line-break/>(<text:line-break/>SynthDef(\kik, { |out, preamp = 1, amp = 1|<text:line-break/> <text:s text:c="3"/>var freq = EnvGen.kr(Env([400, 66], [0.08], -3)),<text:line-break/> <text:s text:c="7"/>sig = SinOsc.ar(freq, 0.5pi, preamp).distort * amp<text:line-break/> <text:s text:c="11"/>* EnvGen.kr(Env([0, 1, 0.8, 0], [0.01, 0.1, 0.2]), doneAction : Done.freeSelf) ;<text:line-break/> <text:s text:c="3"/>Out.ar(out, sig ! 2) ;<text:line-break/>}).add ;<text:line-break/><text:line-break/>// avant de jouer :<text:line-break/>// que pensez-vous que '\delta, 1' va faire ?<text:line-break/>k = Pbind(\instrument, \kik, \delta, 1, \preamp, 4.5, \amp, 0.32).play(quant : 1) ;<text:line-break/>)<text:line-break/><text:line-break/>p.stop ;<text:line-break/>k.stop ;<text:line-break/>Pour en savoir plus<text:line-break/>Streams, Streams-Patterns-Events, Guide pratique des patterns<text:line-break/><text:line-break/>Exercices suggérés<text:line-break/>Choisissez un air familier et écrivez un Pbind pour lui, en utilisant la synthdef de votre choix.<text:line-break/>Ajoutez autant de phrases que vous le souhaitez à la séquence de lignes de basse de l'exemple précédent.<text:line-break/>____________________<text:line-break/><text:line-break/>Ce document fait partie du tutoriel "Getting Started With SuperCollider".<text:line-break/><text:line-break/>Cliquez ici pour revenir à la table des matières : 00. Premiers pas avec SC<text:line-break/><text:line-break/>source du fichier d'aide : C:\NProgram Files\NSuperCollider-3.13.0\NHelpSource\NTutoriels\NPrise en main\N16-Séquençage-avec-modèles.schelp<text:line-break/>link::Tutorials/Getting-Started/16-Sequencing-with-Pattern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3T22:59:47.210000000</meta:creation-date>
    <dc:date>2023-12-13T23:00:22.891000000</dc:date>
    <meta:editing-duration>PT35S</meta:editing-duration>
    <meta:editing-cycles>1</meta:editing-cycles>
    <meta:document-statistic meta:table-count="0" meta:image-count="0" meta:object-count="0" meta:page-count="5" meta:paragraph-count="1" meta:word-count="1859" meta:character-count="11939" meta:non-whitespace-character-count="9718"/>
    <meta:generator>LibreOffice/7.6.2.1$Windows_X86_64 LibreOffice_project/56f7684011345957bbf33a7ee678afaf4d2ba333</meta:generator>
  </office:meta>
</office:document-meta>
</file>